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style:text-properties fo:font-weight="bold" style:font-weight-asian="bold"/>
    </style:style>
    <style:style style:name="P3" style:family="paragraph" style:parent-style-name="Standard">
      <style:paragraph-properties fo:line-height="150%"/>
    </style:style>
    <style:style style:name="P4" style:family="paragraph" style:parent-style-name="Standard">
      <style:paragraph-properties fo:orphans="2" fo:widows="2" fo:hyphenation-ladder-count="no-limit" style:text-autospace="none" style:vertical-align="auto"/>
      <style:text-properties fo:hyphenate="true"/>
    </style:style>
    <style:style style:name="P5" style:family="paragraph" style:parent-style-name="Standard">
      <style:paragraph-properties fo:orphans="2" fo:widows="2" fo:hyphenation-ladder-count="no-limit" style:text-autospace="none" style:vertical-align="auto"/>
      <style:text-properties fo:color="#000000" style:font-name="Arial" fo:font-size="11pt" style:letter-kerning="false" style:font-size-asian="11pt" style:font-name-complex="Arial" style:font-size-complex="11pt" style:language-complex="ar" style:country-complex="SA" fo:hyphenate="true"/>
    </style:style>
    <style:style style:name="P6" style:family="paragraph" style:parent-style-name="Standard">
      <style:paragraph-properties fo:line-height="150%"/>
      <style:text-properties fo:font-style="italic" style:font-style-asian="italic"/>
    </style:style>
    <style:style style:name="P7" style:family="paragraph" style:parent-style-name="Standard" style:master-page-name="MP0">
      <style:paragraph-properties fo:line-height="150%" style:page-number="auto" fo:break-before="page"/>
      <style:text-properties fo:font-weight="bold" style:font-weight-asian="bold" style:font-weight-complex="bold"/>
    </style:style>
    <style:style style:name="P8" style:family="paragraph" style:parent-style-name="Standard">
      <style:paragraph-properties fo:line-height="150%"/>
    </style:style>
    <style:style style:name="P9" style:family="paragraph" style:parent-style-name="Standard" style:list-style-name="L1">
      <style:paragraph-properties fo:line-height="150%"/>
    </style:style>
    <style:style style:name="P10" style:family="paragraph" style:parent-style-name="Standard" style:list-style-name="L2">
      <style:paragraph-properties fo:line-height="150%"/>
    </style:style>
    <style:style style:name="P11" style:family="paragraph" style:parent-style-name="Standard" style:list-style-name="L4">
      <style:paragraph-properties fo:line-height="150%"/>
    </style:style>
    <style:style style:name="P12" style:family="paragraph" style:parent-style-name="Standard" style:list-style-name="L5">
      <style:paragraph-properties fo:line-height="150%"/>
    </style:style>
    <style:style style:name="P13" style:family="paragraph" style:parent-style-name="Standard">
      <style:paragraph-properties fo:line-height="150%"/>
      <style:text-properties fo:font-weight="bold" style:font-weight-asian="bold"/>
    </style:style>
    <style:style style:name="P14" style:family="paragraph" style:parent-style-name="Standard" style:list-style-name="L6">
      <style:paragraph-properties fo:line-height="150%"/>
      <style:text-properties fo:font-style="italic" style:font-style-asian="italic"/>
    </style:style>
    <style:style style:name="P15" style:family="paragraph" style:parent-style-name="Standard">
      <style:paragraph-properties fo:orphans="2" fo:widows="2" fo:hyphenation-ladder-count="no-limit" style:text-autospace="none" style:vertical-align="auto"/>
      <style:text-properties fo:color="#000000" style:font-name="Arial" fo:font-size="11pt" style:letter-kerning="false" style:font-size-asian="11pt" style:font-name-complex="Arial" style:font-size-complex="11pt" style:language-complex="ar" style:country-complex="SA" fo:hyphenate="true"/>
    </style:style>
    <style:style style:name="P16" style:family="paragraph" style:parent-style-name="Standard" style:list-style-name="L7">
      <style:paragraph-properties fo:line-height="150%"/>
      <style:text-properties fo:font-weight="normal" style:font-weight-asian="normal" style:font-weight-complex="normal"/>
    </style:style>
    <style:style style:name="P17" style:family="paragraph" style:parent-style-name="Listenabsatz" style:list-style-name="L3">
      <style:paragraph-properties fo:line-height="150%"/>
    </style:style>
    <style:style style:name="P18" style:family="paragraph" style:parent-style-name="Listenabsatz" style:list-style-name="L4"/>
    <style:style style:name="P19" style:family="paragraph" style:parent-style-name="Heading_20_1" style:list-style-name="L4">
      <style:paragraph-properties fo:line-height="15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fo:background-color="#c0c0c0" style:font-style-asian="italic"/>
    </style:style>
    <style:style style:name="T5" style:family="text">
      <style:text-properties fo:background-color="#c0c0c0"/>
    </style:style>
    <style:style style:name="T6" style:family="text">
      <style:text-properties fo:color="#ff0000"/>
    </style:style>
    <style:style style:name="T7" style:family="text">
      <style:text-properties fo:color="#ff0000" fo:font-size="12pt" fo:font-weight="normal" fo:background-color="#c0c0c0" style:font-size-asian="12pt" style:font-weight-asian="normal" style:font-size-complex="12pt"/>
    </style:style>
    <style:style style:name="T8" style:family="text">
      <style:text-properties fo:color="#ff0000" style:font-name="Wingdings" fo:font-size="12pt" fo:font-weight="normal" fo:background-color="#c0c0c0" style:font-name-asian="Wingdings" style:font-size-asian="12pt" style:font-weight-asian="normal" style:font-name-complex="Wingdings" style:font-size-complex="12pt"/>
    </style:style>
    <style:style style:name="T9" style:family="text">
      <style:text-properties style:font-name="Wingdings" style:font-name-asian="Wingdings" style:font-name-complex="Wingdings"/>
    </style:style>
    <style:style style:name="T10" style:family="text">
      <style:text-properties fo:color="#000000" style:font-name="Arial" fo:font-size="11pt" style:letter-kerning="false" style:font-size-asian="11pt" style:font-name-complex="Arial" style:font-size-complex="11pt" style:language-complex="ar" style:country-complex="SA"/>
    </style:style>
    <style:style style:name="T11" style:family="text">
      <style:text-properties fo:color="#000000" style:font-name="Arial" fo:font-size="11pt" fo:language="en" fo:country="US" style:letter-kerning="false" style:font-size-asian="11pt" style:font-name-complex="Arial" style:font-size-complex="11pt" style:language-complex="ar" style:country-complex="SA"/>
    </style:style>
    <style:style style:name="T12" style:family="text">
      <style:text-properties fo:color="#000000" style:font-name="Arial" fo:font-size="11pt" fo:font-weight="bold" style:letter-kerning="false" style:font-size-asian="11pt" style:font-weight-asian="bold" style:font-name-complex="Arial" style:font-size-complex="11pt" style:language-complex="ar" style:country-complex="SA" style:font-weight-complex="bold"/>
    </style:style>
    <style:style style:name="T13" style:family="text">
      <style:text-properties fo:color="#0000ff" style:font-name="Arial" fo:font-size="11pt" fo:language="en" fo:country="US" style:letter-kerning="false" style:font-size-asian="11pt" style:font-name-complex="Arial" style:font-size-complex="11pt" style:language-complex="ar" style:country-complex="SA"/>
    </style:style>
    <text:list-style style:name="L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lternzufriedenheit mit der Bildungs- und Erziehungspartnerschaft von FRÖBEL – Kindertageseinrichtungen. Wie differenziert urteilen Eltern?</text:p>
      <text:p text:style-name="P1"/>
      <text:p text:style-name="P2">I <text:s text:c="4"/>Einleitung (allgemeine Infos zum demographischen Wandel der Familien und <text:s/><text:tab/><text:tab/><text:tab/><text:tab/> <text:s text:c="14"/>betreuungssituation; Ziel, Fragestellung)</text:p>
      <text:p text:style-name="P2">II <text:s text:c="2"/>Theoretischer Hintergrund </text:p>
      <text:p text:style-name="P3"><text:span text:style-name="Absatz-Standardschriftart"><text:span text:style-name="T1"><text:s text:c="6"/></text:span></text:span><text:span text:style-name="Absatz-Standardschriftart"><text:span text:style-name="T1">Forschungsstand zur Kooperation zwischen </text:span></text:span><text:span text:style-name="Absatz-Standardschriftart"><text:span text:style-name="T1">Kindertagesstätten und Familien</text:span></text:span></text:p>
      <text:p text:style-name="P3"><text:span text:style-name="Absatz-Standardschriftart"><text:span text:style-name="T1"><text:s text:c="6"/>- <text:s text:c="4"/></text:span></text:span>Begriffsklärung – was ist Bildungs- und Erziehungspartnerschaft?</text:p>
      <text:list xml:id="list1219788732" text:style-name="L1">
        <text:list-item>
          <text:p text:style-name="P9">Geschichtlicher Rückblick auf die Entwicklung der Zusammenarbeit mit Eltern</text:p>
        </text:list-item>
        <text:list-item>
          <text:p text:style-name="P9">Rechtliche Grundlagen der Zusammenarbeit mit Eltern</text:p>
        </text:list-item>
      </text:list>
      <text:list xml:id="list1630728649" text:style-name="L2">
        <text:list-item>
          <text:p text:style-name="P10">Formen der Zusammenarbeit</text:p>
        </text:list-item>
        <text:list-item>
          <text:p text:style-name="P10">(Zusammenarbeit mit Migrantenfamilien?)????</text:p>
        </text:list-item>
        <text:list-item>
          <text:p text:style-name="P10">Warum Bildungs- und Erziehungspartnerschaft wichtig ist?</text:p>
        </text:list-item>
        <text:list-item>
          <text:p text:style-name="P10">Probleme der Zusammenarbeit mit Eltern</text:p>
        </text:list-item>
      </text:list>
      <text:list xml:id="list1560341300" text:style-name="L1">
        <text:list-item>
          <text:p text:style-name="P9">Modellprojekte zum Thema Erziehungspartnerschaft</text:p>
        </text:list-item>
        <text:list-item>
          <text:p text:style-name="P9">Studien zur Zufriedenheit mit der Elternarbeit in Kitas</text:p>
        </text:list-item>
        <text:list-item>
          <text:p text:style-name="P9">Zusammenarbeit mit Eltern als Qualitätsstandart (wie die pädagogische Qualität durch enge Zusammenarbeit mit den Eltern gewachsen ist) und (wie sich die gute Zusammenarbeit auf die Kinder auswirkt?)</text:p>
        </text:list-item>
      </text:list>
      <text:p text:style-name="P2">II <text:s text:c="3"/>Infos zum FRÖBEL </text:p>
      <text:list xml:id="list387843521" text:style-name="L7">
        <text:list-item>
          <text:list>
            <text:list-item>
              <text:p text:style-name="P16">Träger</text:p>
            </text:list-item>
            <text:list-item>
              <text:p text:style-name="P16"><text:s/>Konzept</text:p>
            </text:list-item>
          </text:list>
        </text:list-item>
      </text:list>
      <text:p text:style-name="P2">IV <text:s text:c="2"/>Methoden</text:p>
      <text:list xml:id="list201525530" text:style-name="L3">
        <text:list-item>
          <text:p text:style-name="P17">Datengrundlage</text:p>
        </text:list-item>
        <text:list-item>
          <text:p text:style-name="P17">Stichprobe</text:p>
        </text:list-item>
        <text:list-item>
          <text:p text:style-name="P17">Deskriptive Statistik</text:p>
        </text:list-item>
        <text:list-item>
          <text:p text:style-name="P17">Explorative Faktorenanalyse</text:p>
        </text:list-item>
      </text:list>
      <text:p text:style-name="P2">V <text:s text:c="5"/>Diskussion der Ergebnisse und Ausblick (wie zufrieden sind Eltern mit der Zusammenarbeit?)</text:p>
      <text:p text:style-name="P2">VI <text:s text:c="4"/>Literatur</text:p>
      <text:p text:style-name="P2">Anhang</text:p>
      <text:p text:style-name="P1"><text:soft-page-break/></text:p>
      <text:p text:style-name="P3"><text:span text:style-name="Absatz-Standardschriftart"><text:span text:style-name="T2">Fragen: </text:span></text:span>1. Zusammenarbeit mit Migrantenfamilien einbeziehen? <text:s/></text:p>
      <text:p text:style-name="P3"><text:tab/> <text:s text:c="2"/>2. Unterscheiden zwischen U3 und Ü3 Kindern?</text:p>
      <text:p text:style-name="P1"/>
      <text:p text:style-name="P1"/>
      <text:p text:style-name="P1"/>
      <text:list xml:id="list1216238572" text:style-name="L5">
        <text:list-item>
          <text:p text:style-name="P12"><text:span text:style-name="T2">http://link.springer.com/chapter/10.1007/3-540-27292-5_18</text:span></text:p>
        </text:list-item>
      </text:list>
      <text:p text:style-name="P1"/>
      <text:list xml:id="list1308752927" text:style-name="L4">
        <text:list-item>
          <text:p text:style-name="P11">Arbeit mit den Eltern von Kindern unter 3 Jahren: Gutknecht, Dorothee: <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 office:target-frame-name="_top" xlink:show="replace">Respektvoll unterstützen. Entwicklung einer "antwortenden Haltung" gegenüber Eltern kleiner Kinder.</text:a> 2012 <text:span text:style-name="Absatz-Standardschriftart"><text:span text:style-name="T3">(gedruckt; Zeitschriftenaufsatz).</text:span></text:span></text:p>
        </text:list-item>
        <text:list-item>
          <text:p text:style-name="P11"><text:a xlink:type="simple" xlink:href="http://www.fachportal-paedagogik.de/fis_bildung/suche/fis_set.html?FId=1005799&amp;mstn=34&amp;ckd=no&amp;mtz=200&amp;facets=y&amp;maxg=5&amp;suche=einfach&amp;ohneSynonyme=y&amp;feldname1=Freitext&amp;feldinhalt1=KITA+ELTERN&amp;bool1=and&amp;next=969280,971635,948700,948761,948882&amp;prev=989735,989869,989894,990057,990058&amp;nHits=215&amp;marker=1" office:target-frame-name="_top" xlink:show="replace">Erziehungs- und Bildungspartnerschaft mit Eltern. </text:a>Köln; Kronach 2012 <text:span text:style-name="Absatz-Standardschriftart"><text:span text:style-name="T3">(gedruckt; Monographie)</text:span></text:span></text:p>
        </text:list-item>
        <text:list-item>
          <text:p text:style-name="P11"><text:span text:style-name="Absatz-Standardschriftart"><text:span text:style-name="T5">Niedergesäß, Bernd</text:span></text:span><text:span text:style-name="Absatz-Standardschriftart"><text:span text:style-name="T4">: </text:span></text:span><text:a xlink:type="simple" xlink:href="http://www.fachportal-paedagogik.de/fis_bildung/suche/fis_set.html?FId=958290&amp;mstn=47&amp;ckd=no&amp;mtz=200&amp;facets=y&amp;maxg=5&amp;suche=einfach&amp;ohneSynonyme=y&amp;feldname1=Freitext&amp;feldinhalt1=KITA+ELTERN&amp;bool1=and&amp;next=958351,958353,1003668,921671,931877&amp;prev=950776,958199,958206,958258,958262&amp;nHits=215&amp;marker=1" office:target-frame-name="_top" xlink:show="replace"><text:span text:style-name="Absatz-Standardschriftart"><text:span text:style-name="T4">Neue Entwi</text:span></text:span></text:a><text:a xlink:type="simple" xlink:href="http://www.fachportal-paedagogik.de/fis_bildung/suche/fis_set.html?FId=958290&amp;mstn=47&amp;ckd=no&amp;mtz=200&amp;facets=y&amp;maxg=5&amp;suche=einfach&amp;ohneSynonyme=y&amp;feldname1=Freitext&amp;feldinhalt1=KITA+ELTERN&amp;bool1=and&amp;next=958351,958353,1003668,921671,931877&amp;prev=950776,958199,958206,958258,958262&amp;nHits=215&amp;marker=1" office:target-frame-name="_top" xlink:show="replace"><text:span text:style-name="Absatz-Standardschriftart"><text:span text:style-name="T4">cklungen in der Zusammenarbeit zwischen PädagogInnen und Eltern. Einflüsse gesellschaftlichen Wandels auf die pädagogische Arbeit.</text:span></text:span></text:a><text:span text:style-name="Absatz-Standardschriftart"><text:span text:style-name="T4"> 2011 (gedruckt; Zeitschriftenaufsatz)</text:span></text:span><text:span text:style-name="Absatz-Standardschriftart"><text:span text:style-name="T4">.</text:span></text:span></text:p>
        </text:list-item>
        <text:list-item>
          <text:p text:style-name="P11"><text:span text:style-name="Absatz-Standardschriftart"><text:span text:style-name="T4">"Geben Sie sich Mühe mit den Eltern..." </text:span></text:span><text:span text:style-name="Absatz-Standardschriftart"><text:span text:style-name="T5">Jesper Juul</text:span></text:span><text:span text:style-name="Absatz-Standardschriftart"><text:span text:style-name="T4"> spricht über die Vorbildfunktion von Erzieherinnen. </text:span></text:span><text:span text:style-name="Absatz-Standardschriftart"><text:span text:style-name="T5">In: </text:span></text:span><text:a xlink:type="simple" xlink:href="http://ZDB-OPAC.de/SET=6/TTL=1/CMD?ACT=SRCHA&amp;IKT=8506&amp;TRM=187569-3&amp;PRS=HOL&amp;HOLDINGS_YEAR=2010" office:target-frame-name="_top" xlink:show="replace"><text:span text:style-name="Absatz-Standardschriftart"><text:span text:style-name="T5">TPS</text:span></text:span></text:a><text:a xlink:type="simple" xlink:href="http://ZDB-OPAC.de/SET=6/TTL=1/CMD?ACT=SRCHA&amp;IKT=8506&amp;TRM=187569-3&amp;PRS=HOL&amp;HOLDINGS_YEAR=2010" office:target-frame-name="_top" xlink:show="replace"><text:span text:style-name="Absatz-Standardschriftart"><text:span text:style-name="T5">: leben, lernen und arbeiten in der Kita</text:span></text:span></text:a><text:span text:style-name="Absatz-Standardschriftart"><text:span text:style-name="T5">, (2010) 9, S. 30-31. (nicht gut)</text:span></text:span></text:p>
        </text:list-item>
        <text:list-item>
          <text:p text:style-name="P19"><text:span text:style-name="Absatz-Standardschriftart"><text:span text:style-name="T7">Ziele von Erziehungs- und Bildungspartnerschaften. </text:span></text:span><text:a xlink:type="simple" xlink:href="http://link.springer.com/search?facet-author=%22Andrea+Bargsten+Dipl.+Sozialpädagogin%2FSozialarbeiterin+%28M.A.%29%22" office:target-frame-name="_top" xlink:show="replace"><text:span text:style-name="Absatz-Standardschriftart"><text:span text:style-name="T7">Andrea Bargsten Dipl. Sozialpädagogin/Sozialarbeiterin (M.A.)</text:span></text:span></text:a><text:span text:style-name="Absatz-Standardschriftart"><text:span text:style-name="T7"> (bei Springer)</text:span></text:span><text:span text:style-name="Absatz-Standardschriftart"><text:span text:style-name="T8"></text:span></text:span><text:span text:style-name="Absatz-Standardschriftart"><text:span text:style-name="T7"> bereits runtergeladen!</text:span></text:span></text:p>
        </text:list-item>
        <text:list-item>
          <text:p text:style-name="P11">Sahrai, Diana<text:span text:style-name="Absatz-Standardschriftart"><text:span text:style-name="T3">: </text:span></text:span><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 office:target-frame-name="_top" xlink:show="replace"><text:span text:style-name="Absatz-Standardschriftart"><text:span text:style-name="T3">Differenzen i</text:span></text:span></text:a><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 office:target-frame-name="_top" xlink:show="replace"><text:span text:style-name="Absatz-Standardschriftart"><text:span text:style-name="T3">n der Wahrnehmung präventiver Angebote und von Elternpartizipation im Setting Kita. Eine Analyse der Wechselwirkung schicht- und migrationsspezifischer </text:span></text:span></text:a><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 office:target-frame-name="_top" xlink:show="replace"><text:span text:style-name="Absatz-Standardschriftart"><text:span text:style-name="T3">Einflüsse.</text:span></text:span></text:a><text:span text:style-name="Absatz-Standardschriftart"><text:span text:style-name="T3"> Bielefeld 2011 (online; Monographi</text:span></text:span><text:span text:style-name="Absatz-Standardschriftart"><text:span text:style-name="T3">e)</text:span></text:span></text:p>
        </text:list-item>
        <text:list-item>
          <text:p text:style-name="P11">Schubert-Suffrian, Franziska; Regner, Michael<text:span text:style-name="Absatz-Standardschriftart"><text:span text:style-name="T3">: </text:span></text:span><text:a xlink:type="simple" xlink:href="http://www.fachportal-paedagogik.de/fis_bildung/suche/fis_set.html?FId=921354&amp;mstn=93&amp;ckd=no&amp;mtz=200&amp;facets=y&amp;maxg=5&amp;suche=einfach&amp;ohneSynonyme=y&amp;feldname1=Freitext&amp;feldinhalt1=KITA+ELTERN&amp;bool1=and&amp;next=921512,921520,921524,921778,904997&amp;prev=913230,913323,913326,913334,921342&amp;nHits=215&amp;marker=1" office:target-frame-name="_top" xlink:show="replace"><text:span text:style-name="Absatz-Standardschriftart"><text:span text:style-name="T3">Ohne Eltern geht es nicht. Erziehungspartnerschaft mi</text:span></text:span></text:a><text:a xlink:type="simple" xlink:href="http://www.fachportal-paedagogik.de/fis_bildung/suche/fis_set.html?FId=921354&amp;mstn=93&amp;ckd=no&amp;mtz=200&amp;facets=y&amp;maxg=5&amp;suche=einfach&amp;ohneSynonyme=y&amp;feldname1=Freitext&amp;feldinhalt1=KITA+ELTERN&amp;bool1=and&amp;next=921512,921520,921524,921778,904997&amp;prev=913230,913323,913326,913334,921342&amp;nHits=215&amp;marker=1" office:target-frame-name="_top" xlink:show="replace"><text:span text:style-name="Absatz-Standardschriftart"><text:span text:style-name="T3">t Eltern durch Partizipation.</text:span></text:span></text:a><text:span text:style-name="Absatz-Standardschriftart"><text:span text:style-name="T3"> 2010 (gedruckt; Zeitschriftenaufsatz)</text:span></text:span><text:span text:style-name="Absatz-Standardschriftart"><text:span text:style-name="T3">. </text:span></text:span><text:span text:style-name="Absatz-Standardschriftart"><text:span text:style-name="T1">Quelle: In: </text:span></text:span><text:a xlink:type="simple" xlink:href="http://ZDB-OPAC.de/SET=6/TTL=1/CMD?ACT=SRCHA&amp;IKT=8506&amp;TRM=187569-3&amp;PRS=HOL&amp;HOLDINGS_YEAR=2010" office:target-frame-name="_top" xlink:show="replace"><text:span text:style-name="Absatz-Standardschriftart"><text:span text:style-name="T1">TPS : leben, lernen und arbeiten in der Kita</text:span></text:span></text:a><text:span text:style-name="Absatz-Standardschriftart"><text:span text:style-name="T1">, (2010) 8, S. 42-44.</text:span></text:span></text:p>
        </text:list-item>
        <text:list-item>
          <text:p text:style-name="P11"><text:a xlink:type="simple" xlink:href="http://www.fachportal-paedagogik.de/fis_bildung/fis_list.html?suche=erweitert&amp;feldname1=Personen&amp;feldinhalt1=%22Roth%2C+Xenia%22" office:target-frame-name="_top" xlink:show="replace"><text:span text:style-name="Absatz-Standardschriftart"><text:span text:style-name="T6">Roth, Xenia</text:span></text:span></text:a><text:span text:style-name="Absatz-Standardschriftart"><text:span text:style-name="T6">:</text:span></text:span><text:span text:style-name="Absatz-Standardschriftart"><text:span text:style-name="T6"> Handbuch Bildungs- und Erziehungspartnerschaft. Zusammenarbeit mit Eltern in der Kita. (Katolische Hochschule)</text:span></text:span></text:p>
        </text:list-item>
        <text:list-item>
          <text:p text:style-name="P11"><text:span text:style-name="Absatz-Standardschriftart"><text:span text:style-name="T6">!!! </text:span></text:span><text:span text:style-name="Absatz-Standardschriftart"><text:span text:style-name="T6">Sabine Hebenstreit-Müller, Barbara Kühnel(Hrsg.): Integrative Familienarbeit in Kitas</text:span></text:span><text:span text:style-name="Absatz-Standardschriftart"><text:span text:style-name="T6">. (2005).</text:span></text:span> (Drei Einzelbeiträge berichten darüber, wie die pädagogische Qualität durch enge Zusammenarbeit mit den Eltern gewachsen ist. Zunächst wurde deutlich, dass eine solche Kooperation mit den Eltern <text:soft-page-break/>zusätzliche Anforderungen an die Pädagoginnen stellt und daher kontinuierliche Weiterqualifikation erforderlich ist. Ein Vergleich der Eingewöhnung der Kinder im Kindergarten vor dem Modellprojekt mit den jetzigen Erfahrungen lässt deutlich werden, dass viele Verbesserungen erreicht werden konnten.)</text:p>
        </text:list-item>
        <text:list-item>
          <text:p text:style-name="P11"><text:a xlink:type="simple" xlink:href="http://www.fachportal-paedagogik.de/fis_bildung/suche/fis_set.html?FId=635934&amp;mstn=184&amp;ckd=no&amp;mtz=200&amp;facets=y&amp;maxg=5&amp;suche=einfach&amp;ohneSynonyme=y&amp;feldname1=Freitext&amp;feldinhalt1=KITA+ELTERN&amp;bool1=and&amp;next=636015,675723,616466,625098,871905&amp;prev=684777,708201,708205,714823,662326&amp;nHits=215&amp;marker=1" office:target-frame-name="_top" xlink:show="replace">Qualitaetswerkstatt Kita. Zusammenarbeit von Kita und Familie.</text:a> Weinheim 2003 (gedruckt; Monographie)</text:p>
        </text:list-item>
        <text:list-item>
          <text:p text:style-name="P11"><text:s/><text:a xlink:type="simple" xlink:href="http://www.kindergartenpaedagogik.de/370.html" office:target-frame-name="_top" xlink:show="replace">http://www.kindergartenpaedagogik.de/370.html</text:a></text:p>
        </text:list-item>
        <text:list-item>
          <text:p text:style-name="P11">http://www.kindergartenpaedagogik.de/988.html</text:p>
        </text:list-item>
        <text:list-item>
          <text:p text:style-name="P11"><text:s/><text:a xlink:type="simple" xlink:href="http://www.ipzf.de/Erziehungspartnerschaft_Bildungspartnerschaft.html" office:target-frame-name="_top" xlink:show="replace">http://www.ipzf.de/Erziehungspartnerschaft_Bildungspartnerschaft.html</text:a></text:p>
        </text:list-item>
        <text:list-item>
          <text:p text:style-name="P11"><text:s/>http://www.elternarbeit.info/zum-weiterlesen.html</text:p>
        </text:list-item>
        <text:list-item>
          <text:p text:style-name="P11"><text:s/><text:a xlink:type="simple" xlink:href="http://www.ifp.bayern.de/projekte/laufende/schnabel-bildungsauftrag.html" office:target-frame-name="_top" xlink:show="replace">http://www.ifp.bayern.de/projekte/laufende/schnabel-bildungsauftrag.html</text:a></text:p>
        </text:list-item>
        <text:list-item>
          <text:p text:style-name="P11"><text:s/><text:a xlink:type="simple" xlink:href="http://www.lja.brandenburg.de/media/lbm1.a.4413.de/kitadebatte0298.pdf" office:target-frame-name="_top" xlink:show="replace">http://www.lja.brandenburg.de/media/lbm1.a.4413.de/kitadebatte0298.pdf</text:a></text:p>
        </text:list-item>
        <text:list-item>
          <text:p text:style-name="P11"><text:span text:style-name="Absatz-Standardschriftart"><text:span text:style-name="T3"><text:s/></text:span></text:span><text:a xlink:type="simple" xlink:href="http://www.kindergartenpaedagogik.de/1061.html" office:target-frame-name="_top" xlink:show="replace"><text:span text:style-name="Absatz-Standardschriftart"><text:span text:style-name="T3">http://www.kindergartenpaedagogik.de/1061.html</text:span></text:span></text:a></text:p>
        </text:list-item>
        <text:list-item>
          <text:p text:style-name="P11"><text:bookmark text:name="title"/><text:a xlink:type="simple" xlink:href="http://psydok.sulb.uni-saarland.de/volltexte/2005/519/pdf/Elternbildungrtf.pdf" office:target-frame-name="_top" xlink:show="replace">http://psydok.sulb.uni-saarland.de/volltexte/2005/519/pdf/Elternbildungrtf.pdf</text:a></text:p>
        </text:list-item>
        <text:list-item>
          <text:p text:style-name="P11"><text:s/><text:a xlink:type="simple" xlink:href="http://www.kindergartenpaedagogik.de/1093.html" office:target-frame-name="_top" xlink:show="replace">http://www.kindergartenpaedagogik.de/1093.html</text:a></text:p>
        </text:list-item>
        <text:list-item>
          <text:p text:style-name="P11"><text:span text:style-name="Absatz-Standardschriftart"><text:span text:style-name="T6"><text:s text:c="2"/>[BUCH] </text:span></text:span><text:a xlink:type="simple" xlink:href="http://www.dandelon.com/servlet/download/attachments/dandelon/ids/AT00113672.pdf" office:target-frame-name="_top" xlink:show="replace"><text:span text:style-name="Absatz-Standardschriftart"><text:span text:style-name="T6">Qualitätswerkstatt Kita</text:span></text:span></text:a><text:span text:style-name="Absatz-Standardschriftart"><text:span text:style-name="T6"> !!!--&gt; ausleihen</text:span></text:span></text:p>
        </text:list-item>
        <text:list-item>
          <text:p text:style-name="P11"><text:s/>[BUCH] <text:a xlink:type="simple" xlink:href="http://books.google.de/books?hl=de&amp;lr=&amp;id=0my6c64lrXEC&amp;oi=fnd&amp;pg=PA9&amp;dq=Zusammenarbeit+von+Kindertagesstätten+mit+Eltern&amp;ots=pGWhLURUQO&amp;sig=B7Zbu6YyBsT9jVDb5qIWfIjn-XM" office:target-frame-name="_top" xlink:show="replace">Bildung-Reflexion-Partizipation: Anstöße zur Professionalisierung von Erzieherinnen und Erziehern</text:a>.</text:p>
        </text:list-item>
        <text:list-item>
          <text:p text:style-name="P18"><text:a xlink:type="simple" xlink:href="http://link.springer.com/chapter/10.1007/978-3-322-93685-1_8" office:target-frame-name="_top" xlink:show="replace">http://link.springer.com/chapter/10.1007/978-3-322-9368</text:a><text:bookmark-start text:name="_Hlt367203273"/><text:bookmark-start text:name="_Hlt367203274"/><text:a xlink:type="simple" xlink:href="http://link.springer.com/chapter/10.1007/978-3-322-93685-1_8" office:target-frame-name="_top" xlink:show="replace">5</text:a><text:bookmark-end text:name="_Hlt367203273"/><text:bookmark-end text:name="_Hlt367203274"/><text:a xlink:type="simple" xlink:href="http://link.springer.com/chapter/10.1007/978-3-322-93685-1_8" office:target-frame-name="_top" xlink:show="replace">-1_8</text:a> <text:s/><text:a xlink:type="simple" xlink:href="http://link.springer.com/bookseries/11437" office:target-frame-name="_top" xlink:show="replace"><text:span text:style-name="Hyperlink">Ehe und Familie im sozialen Wandel</text:span></text:a> <text:s/>Volume <text:span text:style-name="vol-info">1 </text:span><text:span text:style-name="copyright-year">1996</text:span>. „Familie und familienergänzende Infrastruktur für Kinder im Vorschulalter” (Tietze, Roßbach). Editors: Laszlo A. Vaskovics, Heike Lipinski. <text:span text:style-name="Absatz-Standardschriftart"><text:span text:style-name="T9"></text:span></text:span> bei Springer nicht kostenlos!</text:p>
        </text:list-item>
      </text:list>
      <text:p text:style-name="P3"/>
      <text:list xml:id="list1059720689" text:continue-numbering="true" text:style-name="L4">
        <text:list-item>
          <text:p text:style-name="P11"><text:a xlink:type="simple" xlink:href="http://books.google.de/bookshl=de&amp;lr=&amp;id=0my6c64lrXEC&amp;oi=fnd&amp;pg=PA105&amp;dq=Zusammenarbeit+von+Kindertagesstätten+mit+Eltern&amp;ots=pGWhLUVXWM&amp;sig=CKMbVfmK6vlN8lbIhcANyxJfmII#v=onepage&amp;q=Zusammenarbeit%20von%20Kindertagesstätten%20mit%20Eltern&amp;f=false" office:target-frame-name="_top" xlink:show="replace">http://books.google.de/bookshl=de&amp;lr=&amp;id=0my6c64lrXEC&amp;oi=fnd&amp;pg=PA105&amp;dq=Zusammenarbeit+von+Kindertagesst%C3%A4tten+mit+Eltern&amp;ots=pGWhLUVXWM&amp;sig=CKMbVfmK6vlN8lbIhcANyxJfmII#v=onepage&amp;q=Zusammenarbeit%20von%20Kindertagesst%C3%A4tten%20mit%20Eltern&amp;f=false</text:a></text:p>
        </text:list-item>
      </text:list>
      <text:p text:style-name="P3"/>
      <text:list xml:id="list1584919195" text:continue-numbering="true" text:style-name="L4">
        <text:list-item>
          <text:p text:style-name="P11"><text:s/>[BUCH] <text:a xlink:type="simple" xlink:href="http://books.google.de/books?hl=de&amp;lr=&amp;id=T9yzXcPiqfsC&amp;oi=fnd&amp;pg=PA1&amp;dq=Zusammenarbeit+von+Kindertagesstätten+mit+Eltern&amp;ots=UNhMxWYK0L&amp;sig=ClJCMDYUptoZcKIiT1AQ59sGOCU" office:target-frame-name="_top" xlink:show="replace">Erziehungspartnerschaft-eine Möglichkeit der </text:a><text:a xlink:type="simple" xlink:href="http://books.google.de/books?hl=de&amp;lr=&amp;id=T9yzXcPiqfsC&amp;oi=fnd&amp;pg=PA1&amp;dq=Zusammenarbeit+von+Kindertagesstätten+mit+Eltern&amp;ots=UNhMxWYK0L&amp;sig=ClJCMDYUptoZcKIiT1AQ59sGOCU" office:target-frame-name="_top" xlink:show="replace"><text:span text:style-name="Absatz-Standardschriftart"><text:span text:style-name="T1">Eltern</text:span></text:span></text:a><text:a xlink:type="simple" xlink:href="http://books.google.de/books?hl=de&amp;lr=&amp;id=T9yzXcPiqfsC&amp;oi=fnd&amp;pg=PA1&amp;dq=Zusammenarbeit+von+Kindertagesstätten+mit+Eltern&amp;ots=UNhMxWYK0L&amp;sig=ClJCMDYUptoZcKIiT1AQ59sGOCU" office:target-frame-name="_top" xlink:show="replace">-und Familienbildung in der </text:a><text:a xlink:type="simple" xlink:href="http://books.google.de/books?hl=de&amp;lr=&amp;id=T9yzXcPiqfsC&amp;oi=fnd&amp;pg=PA1&amp;dq=Zusammenarbeit+von+Kindertagesstätten+mit+Eltern&amp;ots=UNhMxWYK0L&amp;sig=ClJCMDYUptoZcKIiT1AQ59sGOCU" office:target-frame-name="_top" xlink:show="replace"><text:span text:style-name="Absatz-Standardschriftart"><text:span text:style-name="T1">Kindertagesstätte</text:span></text:span></text:a><text:span text:style-name="Absatz-Standardschriftart"><text:span text:style-name="T1">.</text:span></text:span></text:p>
        </text:list-item>
      </text:list>
      <text:p text:style-name="P3"><text:a xlink:type="simple" xlink:href="http://books.google.de/books?hl=de&amp;lr=&amp;id=T9yzXcPiqfsC&amp;oi=fnd&amp;pg=PA1&amp;dq=Zusammenarbeit+von+Kindertagesstätten+mit+Eltern&amp;ots=UNhMxWYK0L&amp;sig=ClJCMDYUptoZcKIiT1AQ59sGOCU#v=onepage&amp;q=Zusammenarbeit%20von%20Kindertagesstätten%20mit%20Eltern&amp;f=false" office:target-frame-name="_top" xlink:show="replace">http://books.google.de/books?hl=de&amp;lr=&amp;id=T9yzXcPiqfsC&amp;oi=fnd&amp;pg=PA1&amp;dq=Zusammenarbeit+von+Kindertagesst%C3%A4tten+mit+Eltern&amp;ots=UNhMxWYK0L&amp;sig=ClJCMDYUptoZcKIiT1AQ59sGOCU#v=onep</text:a><text:soft-page-break/><text:a xlink:type="simple" xlink:href="http://books.google.de/books?hl=de&amp;lr=&amp;id=T9yzXcPiqfsC&amp;oi=fnd&amp;pg=PA1&amp;dq=Zusammenarbeit+von+Kindertagesstätten+mit+Eltern&amp;ots=UNhMxWYK0L&amp;sig=ClJCMDYUptoZcKIiT1AQ59sGOCU#v=onepage&amp;q=Zusammenarbeit%20von%20Kindertagesstätten%20mit%20Eltern&amp;f=false" office:target-frame-name="_top" xlink:show="replace">age&amp;q=Zusammenarbeit%20von%20Kindertagesst%C3%A4tten%20mit%20Eltern&amp;f=false</text:a></text:p>
      <text:p text:style-name="P4"><text:span text:style-name="Absatz-Standardschriftart"><text:span text:style-name="T10">Liegle, Ludwig (2004): Die Bedeutung der Familienerziehung. </text:span></text:span><text:span text:style-name="Absatz-Standardschriftart"><text:span text:style-name="T11">Download unter:</text:span></text:span></text:p>
      <text:p text:style-name="P4"><text:span text:style-name="Absatz-Standardschriftart"><text:span text:style-name="T13">http://www.familienhandbuch.de/cmain/f_Aktuelles/a_Elternschaft/s_1418.html</text:span></text:span><text:span text:style-name="Absatz-Standardschriftart"><text:span text:style-name="T11">,</text:span></text:span></text:p>
      <text:p text:style-name="P5">22.02.2010, 15:12 Uhr.</text:p>
      <text:p text:style-name="P5"/>
      <text:p text:style-name="P5">Reichert-Garschhammer, Eva (2009): Dialog auf Augenhöhe. Von der traditionellen</text:p>
      <text:p text:style-name="P5">„Elternarbeit“ zur modernen „Bildungspartnerschaft mit Eltern“ – ein Wechsel zur echten</text:p>
      <text:p text:style-name="P5">Kooperation mit Eltern in Kindertageseinrichtungen und Schulen. In: Kinderzeit, Nr.</text:p>
      <text:p text:style-name="P3"><text:span text:style-name="Absatz-Standardschriftart"><text:span text:style-name="T10">2/2009, S. 14-19.</text:span></text:span></text:p>
      <text:p text:style-name="P3"><text:span text:style-name="Absatz-Standardschriftart"><text:span text:style-name="T10"/></text:span></text:p>
      <text:p text:style-name="P3"><text:span text:style-name="Absatz-Standardschriftart"><text:span text:style-name="T10">Buch: </text:span></text:span><text:a xlink:type="simple" xlink:href="http://www.socialnet.de/rezensionen/5384.php"><text:span text:style-name="Absatz-Standardschriftart">http://www.socialnet.de/rezensionen/5384.php</text:span></text:a></text:p>
      <text:p text:style-name="P3"><text:span text:style-name="Absatz-Standardschriftart"><text:span text:style-name="T10"/></text:span></text:p>
      <text:p text:style-name="P3"><text:span text:style-name="Absatz-Standardschriftart"><text:span text:style-name="T12">Zufriedenheit:</text:span></text:span></text:p>
      <text:list xml:id="list1088917411" text:style-name="L6">
        <text:list-item>
          <text:p text:style-name="P14">http://www.stmas.bayern.de/kinderbetreuung/bep/partnerschaft.php </text:p>
        </text:list-item>
        <text:list-item>
          <text:p text:style-name="P14">http://www.diplom.de/Elternarbeit/11102.html</text:p>
        </text:list-item>
        <text:list-item>
          <text:p text:style-name="P14">http://www.nifbe.de/component/search/?searchword=Elternarbeit&amp;ordering=newest&amp;searchphrase=all&amp;limit=100&amp;areas[0]=themensammlung</text:p>
        </text:list-item>
        <text:list-item>
          <text:p text:style-name="P14"/>
        </text:list-item>
      </text:list>
      <text:p text:style-name="P6"/>
      <text:p text:style-name="P3">Im <text:a xlink:type="simple" xlink:href="http://www.gesetze-im-internet.de/sgb_8/__22a.html" office:target-frame-name="_top" xlink:show="replace"><text:span text:style-name="Absatz-Standardschriftart"><text:span text:style-name="T1">Kinder- und Jugendhilfegesetz § 22a (KJHG)</text:span></text:span></text:a> sind Grundsatzaussagen zur Elternmitwirkung in Tageseinrichtungen für Kinder als rechtliche Grundlage festgeschrieben. Näheres über Inhalt und Umfang der Aufgaben zur Elternmitwirkung wird durch die <text:a xlink:type="simple" xlink:href="http://www.bildungsserver.de/zeigen.html?seite=1899" office:target-frame-name="_top" xlink:show="replace"><text:span text:style-name="Absatz-Standardschriftart"><text:span text:style-name="T1">Ausführungsgesetze der Länder</text:span></text:span></text:a> zum KJHG geregel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Mangal" style:font-size-complex="11.5pt"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enabsatz" style:family="paragraph" style:parent-style-name="Standard">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vol-info" style:family="text" style:parent-style-name="Absatz-Standardschriftart"/>
    <style:style style:name="copyright-year" style:family="text" style:parent-style-name="Absatz-Standardschriftart"/>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Mangal" style:font-size-complex="11.5pt" style:font-weight-complex="bold"/>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OpenSymbol" fo:font-weight="normal" style:font-name-asian="OpenSymbol" style:font-weight-asian="norma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iryna</meta:initial-creator>
    <dc:creator>iryna </dc:creator>
    <meta:creation-date>2013-09-11T13:08:00Z</meta:creation-date>
    <dc:date>2013-09-18T17:15:48</dc:date>
    <meta:editing-cycles>10</meta:editing-cycles>
    <meta:editing-duration>PT59M57S</meta:editing-duration>
    <meta:document-statistic meta:table-count="0" meta:image-count="0" meta:object-count="0" meta:page-count="4" meta:paragraph-count="66" meta:word-count="610" meta:character-count="6239" meta:non-whitespace-character-count="5658"/>
    <meta:template xlink:type="simple" xlink:actuate="onRequest" xlink:title="" xlink:href="Normal.dotm"/>
  </office:meta>
</office:document-meta>
</file>